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bottom="6.00pt"/>
    </style:style>
    <style:style style:name="P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7" style:family="paragraph">
      <style:paragraph-properties fo:line-height="100.00%" fo:text-align="left" fo:margin-bottom="6.00pt"/>
    </style:style>
    <style:style style:name="P18" style:family="paragraph">
      <style:paragraph-properties fo:line-height="100.00%" fo:text-align="left" fo:margin-bottom="6.00pt"/>
    </style:style>
    <style:style style:name="P19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2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33" style:family="paragraph">
      <style:paragraph-properties fo:line-height="100.00%" fo:text-align="left" fo:margin-bottom="6.00pt"/>
    </style:style>
    <style:style style:name="P34" style:family="paragraph">
      <style:paragraph-properties fo:line-height="100.00%" fo:text-align="left" fo:margin-bottom="6.00pt"/>
    </style:style>
    <style:style style:name="P3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3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49" style:family="paragraph">
      <style:paragraph-properties fo:line-height="100.00%" fo:text-align="left" fo:margin-bottom="6.00pt"/>
    </style:style>
    <style:style style:name="P50" style:family="paragraph">
      <style:paragraph-properties fo:line-height="100.00%" fo:text-align="left" fo:margin-bottom="6.00pt"/>
    </style:style>
    <style:style style:name="P51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5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65" style:family="paragraph">
      <style:paragraph-properties fo:line-height="100.00%" fo:text-align="left" fo:margin-bottom="6.00pt"/>
    </style:style>
    <style:style style:name="P66" style:family="paragraph">
      <style:paragraph-properties fo:line-height="100.00%" fo:text-align="left" fo:margin-bottom="6.00pt"/>
    </style:style>
    <style:style style:name="P67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7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81" style:family="paragraph">
      <style:paragraph-properties fo:line-height="100.00%" fo:text-align="left" fo:margin-bottom="6.00pt"/>
    </style:style>
    <style:style style:name="P82" style:family="paragraph">
      <style:paragraph-properties fo:line-height="100.00%" fo:text-align="left" fo:margin-bottom="6.00pt"/>
    </style:style>
    <style:style style:name="P8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8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97" style:family="paragraph">
      <style:paragraph-properties fo:line-height="100.00%" fo:text-align="left" fo:margin-bottom="6.00pt"/>
    </style:style>
    <style:style style:name="P98" style:family="paragraph">
      <style:paragraph-properties fo:line-height="100.00%" fo:text-align="left" fo:margin-bottom="6.00pt"/>
    </style:style>
    <style:style style:name="P99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10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11" style:family="paragraph">
      <style:paragraph-properties fo:line-height="100.00%" fo:text-align="left"/>
    </style:style>
    <style:style style:name="P11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13" style:family="paragraph">
      <style:paragraph-properties fo:line-height="100.00%" fo:text-align="left" fo:margin-bottom="6.00pt"/>
    </style:style>
    <style:style style:name="P114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17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18" style:family="paragraph">
      <style:paragraph-properties fo:line-height="100.00%" fo:text-align="left"/>
    </style:style>
    <style:style style:name="P119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20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23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26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29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32" style:family="paragraph">
      <style:paragraph-properties fo:line-height="100.00%" fo:text-align="left" fo:margin-bottom="6.00pt"/>
    </style:style>
    <style:style style:name="P133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34" style:family="paragraph">
      <style:paragraph-properties fo:line-height="100.00%" fo:text-align="left"/>
    </style:style>
    <style:style style:name="P13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36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37" style:family="paragraph">
      <style:paragraph-properties fo:line-height="100.00%" fo:text-align="left"/>
    </style:style>
    <style:style style:name="P13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39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40" style:family="paragraph">
      <style:paragraph-properties fo:line-height="100.00%" fo:text-align="left"/>
    </style:style>
    <style:style style:name="P141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42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43" style:family="paragraph">
      <style:paragraph-properties fo:line-height="100.00%" fo:text-align="left"/>
    </style:style>
    <style:style style:name="P14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45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46" style:family="paragraph">
      <style:paragraph-properties fo:line-height="100.00%" fo:text-align="left"/>
    </style:style>
    <style:style style:name="P147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48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49" style:family="paragraph">
      <style:paragraph-properties fo:line-height="100.00%" fo:text-align="left"/>
    </style:style>
    <style:style style:name="P15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51" style:family="paragraph">
      <style:paragraph-properties fo:line-height="100.00%" fo:text-align="left" fo:margin-bottom="6.00pt"/>
    </style:style>
    <style:style style:name="P152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53" style:family="paragraph">
      <style:paragraph-properties fo:line-height="100.00%" fo:text-align="left"/>
    </style:style>
    <style:style style:name="P15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55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58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59" style:family="paragraph">
      <style:paragraph-properties fo:line-height="100.00%" fo:text-align="left"/>
    </style:style>
    <style:style style:name="P16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61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62" style:family="paragraph">
      <style:paragraph-properties fo:line-height="100.00%" fo:text-align="left"/>
    </style:style>
    <style:style style:name="P16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64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65" style:family="paragraph">
      <style:paragraph-properties fo:line-height="100.00%" fo:text-align="left"/>
    </style:style>
    <style:style style:name="P16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67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68" style:family="paragraph">
      <style:paragraph-properties fo:line-height="100.00%" fo:text-align="left"/>
    </style:style>
    <style:style style:name="P169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70" style:family="paragraph">
      <style:paragraph-properties fo:line-height="100.00%" fo:text-align="left" fo:margin-bottom="6.00pt"/>
    </style:style>
    <style:style style:name="P171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72" style:family="paragraph">
      <style:paragraph-properties fo:line-height="100.00%" fo:text-align="left"/>
    </style:style>
    <style:style style:name="P17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74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75" style:family="paragraph">
      <style:paragraph-properties fo:line-height="100.00%" fo:text-align="left"/>
    </style:style>
    <style:style style:name="P17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77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78" style:family="paragraph">
      <style:paragraph-properties fo:line-height="100.00%" fo:text-align="left"/>
    </style:style>
    <style:style style:name="P179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80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81" style:family="paragraph">
      <style:paragraph-properties fo:line-height="100.00%" fo:text-align="left"/>
    </style:style>
    <style:style style:name="P18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83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84" style:family="paragraph">
      <style:paragraph-properties fo:line-height="100.00%" fo:text-align="left"/>
    </style:style>
    <style:style style:name="P18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86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87" style:family="paragraph">
      <style:paragraph-properties fo:line-height="100.00%" fo:text-align="left"/>
    </style:style>
    <style:style style:name="P18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89" style:family="paragraph">
      <style:paragraph-properties fo:line-height="100.00%" fo:text-align="left" fo:margin-bottom="6.00pt"/>
    </style:style>
    <style:style style:name="P190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91" style:family="paragraph">
      <style:paragraph-properties fo:line-height="100.00%" fo:text-align="left"/>
    </style:style>
    <style:style style:name="P19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93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94" style:family="paragraph">
      <style:paragraph-properties fo:line-height="100.00%" fo:text-align="left"/>
    </style:style>
    <style:style style:name="P19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96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197" style:family="paragraph">
      <style:paragraph-properties fo:line-height="100.00%" fo:text-align="left"/>
    </style:style>
    <style:style style:name="P19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99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200" style:family="paragraph">
      <style:paragraph-properties fo:line-height="100.00%" fo:text-align="left"/>
    </style:style>
    <style:style style:name="P201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202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203" style:family="paragraph">
      <style:paragraph-properties fo:line-height="100.00%" fo:text-align="left"/>
    </style:style>
    <style:style style:name="P20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205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206" style:family="paragraph">
      <style:paragraph-properties fo:line-height="100.00%" fo:text-align="left"/>
    </style:style>
    <style:style style:name="P207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208" style:family="paragraph">
      <style:paragraph-properties fo:line-height="100.00%" fo:text-align="left" fo:margin-bottom="6.00pt"/>
    </style:style>
    <style:style style:name="P209" style:family="paragraph">
      <style:paragraph-properties fo:line-height="100.00%" fo:text-align="left" fo:margin-bottom="6.00pt"/>
    </style:style>
    <style:style style:name="TableColumn0100" style:family="table-column">
      <style:table-column-properties style:column-width="1.125000in"/>
    </style:style>
    <style:style style:name="TableColumn0101" style:family="table-column">
      <style:table-column-properties style:column-width="2.156250in"/>
    </style:style>
    <style:style style:name="TableColumn0102" style:family="table-column">
      <style:table-column-properties style:column-width="1.738194in"/>
    </style:style>
    <style:style style:name="TableColumn0103" style:family="table-column">
      <style:table-column-properties style:column-width="1.678472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1.125000in"/>
    </style:style>
    <style:style style:name="TableColumn0201" style:family="table-column">
      <style:table-column-properties style:column-width="2.156250in"/>
    </style:style>
    <style:style style:name="TableColumn0202" style:family="table-column">
      <style:table-column-properties style:column-width="1.738194in"/>
    </style:style>
    <style:style style:name="TableColumn0203" style:family="table-column">
      <style:table-column-properties style:column-width="1.678472in"/>
    </style:style>
    <style:style style:name="Table02" style:family="table">
      <style:table-properties style:width="6.69791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1.125000in"/>
    </style:style>
    <style:style style:name="TableColumn0301" style:family="table-column">
      <style:table-column-properties style:column-width="2.156250in"/>
    </style:style>
    <style:style style:name="TableColumn0302" style:family="table-column">
      <style:table-column-properties style:column-width="1.738194in"/>
    </style:style>
    <style:style style:name="TableColumn0303" style:family="table-column">
      <style:table-column-properties style:column-width="1.678472in"/>
    </style:style>
    <style:style style:name="Table03" style:family="table">
      <style:table-properties style:width="6.697917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400" style:family="table-column">
      <style:table-column-properties style:column-width="1.125000in"/>
    </style:style>
    <style:style style:name="TableColumn0401" style:family="table-column">
      <style:table-column-properties style:column-width="2.156250in"/>
    </style:style>
    <style:style style:name="TableColumn0402" style:family="table-column">
      <style:table-column-properties style:column-width="1.738194in"/>
    </style:style>
    <style:style style:name="TableColumn0403" style:family="table-column">
      <style:table-column-properties style:column-width="1.678472in"/>
    </style:style>
    <style:style style:name="Table04" style:family="table">
      <style:table-properties style:width="6.697917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500" style:family="table-column">
      <style:table-column-properties style:column-width="1.125000in"/>
    </style:style>
    <style:style style:name="TableColumn0501" style:family="table-column">
      <style:table-column-properties style:column-width="2.156250in"/>
    </style:style>
    <style:style style:name="TableColumn0502" style:family="table-column">
      <style:table-column-properties style:column-width="1.738194in"/>
    </style:style>
    <style:style style:name="TableColumn0503" style:family="table-column">
      <style:table-column-properties style:column-width="1.678472in"/>
    </style:style>
    <style:style style:name="Table05" style:family="table">
      <style:table-properties style:width="6.697917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600" style:family="table-column">
      <style:table-column-properties style:column-width="1.125000in"/>
    </style:style>
    <style:style style:name="TableColumn0601" style:family="table-column">
      <style:table-column-properties style:column-width="2.156250in"/>
    </style:style>
    <style:style style:name="TableColumn0602" style:family="table-column">
      <style:table-column-properties style:column-width="1.738194in"/>
    </style:style>
    <style:style style:name="TableColumn0603" style:family="table-column">
      <style:table-column-properties style:column-width="1.678472in"/>
    </style:style>
    <style:style style:name="Table06" style:family="table">
      <style:table-properties style:width="6.697917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700" style:family="table-column">
      <style:table-column-properties style:column-width="1.125000in"/>
    </style:style>
    <style:style style:name="TableColumn0701" style:family="table-column">
      <style:table-column-properties style:column-width="2.156250in"/>
    </style:style>
    <style:style style:name="TableColumn0702" style:family="table-column">
      <style:table-column-properties style:column-width="1.738194in"/>
    </style:style>
    <style:style style:name="TableColumn0703" style:family="table-column">
      <style:table-column-properties style:column-width="1.678472in"/>
    </style:style>
    <style:style style:name="Table07" style:family="table">
      <style:table-properties style:width="6.697917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800" style:family="table-column">
      <style:table-column-properties style:column-width="1.125000in"/>
    </style:style>
    <style:style style:name="TableColumn0801" style:family="table-column">
      <style:table-column-properties style:column-width="2.156250in"/>
    </style:style>
    <style:style style:name="TableColumn0802" style:family="table-column">
      <style:table-column-properties style:column-width="1.738194in"/>
    </style:style>
    <style:style style:name="TableColumn0803" style:family="table-column">
      <style:table-column-properties style:column-width="1.678472in"/>
    </style:style>
    <style:style style:name="Table08" style:family="table">
      <style:table-properties style:width="6.697917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1" style:family="table-row">
      <style:table-row-properties/>
    </style:style>
    <style:style style:name="TableCell08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3" style:family="table-row">
      <style:table-row-properties/>
    </style:style>
    <style:style style:name="TableCell08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4" style:family="table-row">
      <style:table-row-properties/>
    </style:style>
    <style:style style:name="TableCell08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5" style:family="table-row">
      <style:table-row-properties/>
    </style:style>
    <style:style style:name="TableCell08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900" style:family="table-column">
      <style:table-column-properties style:column-width="1.125000in"/>
    </style:style>
    <style:style style:name="TableColumn0901" style:family="table-column">
      <style:table-column-properties style:column-width="2.156250in"/>
    </style:style>
    <style:style style:name="TableColumn0902" style:family="table-column">
      <style:table-column-properties style:column-width="1.738194in"/>
    </style:style>
    <style:style style:name="TableColumn0903" style:family="table-column">
      <style:table-column-properties style:column-width="1.678472in"/>
    </style:style>
    <style:style style:name="Table09" style:family="table">
      <style:table-properties style:width="6.697917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01" style:family="table-row">
      <style:table-row-properties/>
    </style:style>
    <style:style style:name="TableCell09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02" style:family="table-row">
      <style:table-row-properties/>
    </style:style>
    <style:style style:name="TableCell09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03" style:family="table-row">
      <style:table-row-properties/>
    </style:style>
    <style:style style:name="TableCell09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04" style:family="table-row">
      <style:table-row-properties/>
    </style:style>
    <style:style style:name="TableCell09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05" style:family="table-row">
      <style:table-row-properties/>
    </style:style>
    <style:style style:name="TableCell09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000" style:family="table-column">
      <style:table-column-properties style:column-width="1.125000in"/>
    </style:style>
    <style:style style:name="TableColumn1001" style:family="table-column">
      <style:table-column-properties style:column-width="2.156250in"/>
    </style:style>
    <style:style style:name="TableColumn1002" style:family="table-column">
      <style:table-column-properties style:column-width="1.738194in"/>
    </style:style>
    <style:style style:name="TableColumn1003" style:family="table-column">
      <style:table-column-properties style:column-width="1.678472in"/>
    </style:style>
    <style:style style:name="Table10" style:family="table">
      <style:table-properties style:width="6.697917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1" style:family="table-row">
      <style:table-row-properties/>
    </style:style>
    <style:style style:name="TableCell10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2" style:family="table-row">
      <style:table-row-properties/>
    </style:style>
    <style:style style:name="TableCell10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3" style:family="table-row">
      <style:table-row-properties/>
    </style:style>
    <style:style style:name="TableCell10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4" style:family="table-row">
      <style:table-row-properties/>
    </style:style>
    <style:style style:name="TableCell10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5" style:family="table-row">
      <style:table-row-properties/>
    </style:style>
    <style:style style:name="TableCell10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100" style:family="table-column">
      <style:table-column-properties style:column-width="1.125000in"/>
    </style:style>
    <style:style style:name="TableColumn1101" style:family="table-column">
      <style:table-column-properties style:column-width="2.156250in"/>
    </style:style>
    <style:style style:name="TableColumn1102" style:family="table-column">
      <style:table-column-properties style:column-width="1.738194in"/>
    </style:style>
    <style:style style:name="TableColumn1103" style:family="table-column">
      <style:table-column-properties style:column-width="1.678472in"/>
    </style:style>
    <style:style style:name="Table11" style:family="table">
      <style:table-properties style:width="6.697917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1" style:family="table-row">
      <style:table-row-properties/>
    </style:style>
    <style:style style:name="TableCell1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2" style:family="table-row">
      <style:table-row-properties/>
    </style:style>
    <style:style style:name="TableCell1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3" style:family="table-row">
      <style:table-row-properties/>
    </style:style>
    <style:style style:name="TableCell1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4" style:family="table-row">
      <style:table-row-properties/>
    </style:style>
    <style:style style:name="TableCell1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5" style:family="table-row">
      <style:table-row-properties/>
    </style:style>
    <style:style style:name="TableCell1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200" style:family="table-column">
      <style:table-column-properties style:column-width="1.125000in"/>
    </style:style>
    <style:style style:name="TableColumn1201" style:family="table-column">
      <style:table-column-properties style:column-width="2.156250in"/>
    </style:style>
    <style:style style:name="TableColumn1202" style:family="table-column">
      <style:table-column-properties style:column-width="1.738194in"/>
    </style:style>
    <style:style style:name="TableColumn1203" style:family="table-column">
      <style:table-column-properties style:column-width="1.678472in"/>
    </style:style>
    <style:style style:name="Table12" style:family="table">
      <style:table-properties style:width="6.697917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01" style:family="table-row">
      <style:table-row-properties/>
    </style:style>
    <style:style style:name="TableCell1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02" style:family="table-row">
      <style:table-row-properties/>
    </style:style>
    <style:style style:name="TableCell1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03" style:family="table-row">
      <style:table-row-properties/>
    </style:style>
    <style:style style:name="TableCell1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04" style:family="table-row">
      <style:table-row-properties/>
    </style:style>
    <style:style style:name="TableCell1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05" style:family="table-row">
      <style:table-row-properties/>
    </style:style>
    <style:style style:name="TableCell1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Daily Scrum Log</text:span></text:p>
      <text:p text:style-name="P2"><text:span text:style-name="T2">Daily scrum is performed at tuesdays, wednesdays and fridays.</text:span></text:p>
      <text:p text:style-name="P2"><text:span text:style-name="T3"/></text:p>
      <text:p text:style-name="P2"><text:span text:style-name="T4">25/9 tuesday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4"><text:span text:style-name="T6">Developer:</text:span><text:span text:style-name="T7"/></text:p>
          </table:table-cell>
          <table:table-cell table:style-name="TableCell010001">
            <text:p text:style-name="P4"><text:span text:style-name="T8">What have i done since last meeting:</text:span><text:span text:style-name="T9"/></text:p>
          </table:table-cell>
          <table:table-cell table:style-name="TableCell010002">
            <text:p text:style-name="P4"><text:span text:style-name="T10">What will i do until next meeting:</text:span><text:span text:style-name="T11"/></text:p>
          </table:table-cell>
          <table:table-cell table:style-name="TableCell010003">
            <text:p text:style-name="P4"><text:span text:style-name="T12">What is in my way:</text:span><text:span text:style-name="T13"/></text:p>
          </table:table-cell>
        </table:table-row>
        <table:table-row table:style-name="TableRow0101">
          <table:table-cell table:style-name="TableCell010100">
            <text:p text:style-name="P7"><text:span text:style-name="T14">Robin</text:span><text:span text:style-name="T15"/></text:p>
          </table:table-cell>
          <table:table-cell table:style-name="TableCell010101">
            <text:p text:style-name="P7"><text:span text:style-name="T16">First meeting today</text:span><text:span text:style-name="T17"/></text:p>
          </table:table-cell>
          <table:table-cell table:style-name="TableCell010102">
            <text:p text:style-name="P7"><text:span text:style-name="T18">Finish CameraPreview class</text:span><text:span text:style-name="T19"/></text:p>
          </table:table-cell>
          <table:table-cell table:style-name="TableCell010103">
            <text:p text:style-name="P7"><text:span text:style-name="T20">Lacking knowledge</text:span><text:span text:style-name="T21"/></text:p>
          </table:table-cell>
        </table:table-row>
        <table:table-row table:style-name="TableRow0102">
          <table:table-cell table:style-name="TableCell010200">
            <text:p text:style-name="P9"><text:span text:style-name="T22">Martin</text:span><text:span text:style-name="T23"/></text:p>
          </table:table-cell>
          <table:table-cell table:style-name="TableCell010201">
            <text:p text:style-name="P9"><text:span text:style-name="T24">First meeting today</text:span><text:span text:style-name="T25"/></text:p>
          </table:table-cell>
          <table:table-cell table:style-name="TableCell010202">
            <text:p text:style-name="P9"><text:span text:style-name="T26">Buttons in CameraScreen</text:span><text:span text:style-name="T27"/></text:p>
          </table:table-cell>
          <table:table-cell table:style-name="TableCell010203">
            <text:p text:style-name="P9"><text:span text:style-name="T28">Lacking knowledge</text:span><text:span text:style-name="T29"/></text:p>
          </table:table-cell>
        </table:table-row>
        <table:table-row table:style-name="TableRow0103">
          <table:table-cell table:style-name="TableCell010300">
            <text:p text:style-name="P11"><text:span text:style-name="T30">Fredrik</text:span><text:span text:style-name="T31"/></text:p>
          </table:table-cell>
          <table:table-cell table:style-name="TableCell010301">
            <text:p text:style-name="P11"><text:span text:style-name="T32">First meeting today</text:span><text:span text:style-name="T33"/></text:p>
          </table:table-cell>
          <table:table-cell table:style-name="TableCell010302">
            <text:p text:style-name="P11"><text:span text:style-name="T34">Read API guides</text:span><text:span text:style-name="T35"/></text:p>
          </table:table-cell>
          <table:table-cell table:style-name="TableCell010303">
            <text:p text:style-name="P11"><text:span text:style-name="T36">Lacking knowledge</text:span><text:span text:style-name="T37"/></text:p>
          </table:table-cell>
        </table:table-row>
        <table:table-row table:style-name="TableRow0104">
          <table:table-cell table:style-name="TableCell010400">
            <text:p text:style-name="P13"><text:span text:style-name="T38">Jonas</text:span><text:span text:style-name="T39"/></text:p>
          </table:table-cell>
          <table:table-cell table:style-name="TableCell010401">
            <text:p text:style-name="P13"><text:span text:style-name="T40">First meeting today</text:span><text:span text:style-name="T41"/></text:p>
          </table:table-cell>
          <table:table-cell table:style-name="TableCell010402">
            <text:p text:style-name="P13"><text:span text:style-name="T42">Finish the action to CameraScreen</text:span><text:span text:style-name="T43"/></text:p>
          </table:table-cell>
          <table:table-cell table:style-name="TableCell010403">
            <text:p text:style-name="P13"><text:span text:style-name="T44">Lacking knowledge</text:span><text:span text:style-name="T45"/></text:p>
          </table:table-cell>
        </table:table-row>
        <table:table-row table:style-name="TableRow0105">
          <table:table-cell table:style-name="TableCell010500">
            <text:p text:style-name="P15"><text:span text:style-name="T46">Ossian</text:span><text:span text:style-name="T47"/></text:p>
          </table:table-cell>
          <table:table-cell table:style-name="TableCell010501">
            <text:p text:style-name="P15"><text:span text:style-name="T48">First meeting today</text:span><text:span text:style-name="T49"/></text:p>
          </table:table-cell>
          <table:table-cell table:style-name="TableCell010502">
            <text:p text:style-name="P15"><text:span text:style-name="T50">Menuscreen</text:span><text:span text:style-name="T51"/></text:p>
          </table:table-cell>
          <table:table-cell table:style-name="TableCell010503">
            <text:p text:style-name="P15"><text:span text:style-name="T52">Problems withemulator</text:span><text:span text:style-name="T53"/></text:p>
          </table:table-cell>
        </table:table-row>
      </table:table>
      <text:p text:style-name="P17"><text:span text:style-name="T53"/></text:p>
      <text:p text:style-name="P18"><text:span text:style-name="T54">26/9 Wednesday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20"><text:span text:style-name="T56">Developer:</text:span><text:span text:style-name="T57"/></text:p>
          </table:table-cell>
          <table:table-cell table:style-name="TableCell020001">
            <text:p text:style-name="P20"><text:span text:style-name="T58">What have i done since last meeting:</text:span><text:span text:style-name="T59"/></text:p>
          </table:table-cell>
          <table:table-cell table:style-name="TableCell020002">
            <text:p text:style-name="P20"><text:span text:style-name="T60">What will i do until next meeting:</text:span><text:span text:style-name="T61"/></text:p>
          </table:table-cell>
          <table:table-cell table:style-name="TableCell020003">
            <text:p text:style-name="P20"><text:span text:style-name="T62">What is in my way:</text:span><text:span text:style-name="T63"/></text:p>
          </table:table-cell>
        </table:table-row>
        <table:table-row table:style-name="TableRow0201">
          <table:table-cell table:style-name="TableCell020100">
            <text:p text:style-name="P23"><text:span text:style-name="T64">Robin</text:span><text:span text:style-name="T65"/></text:p>
          </table:table-cell>
          <table:table-cell table:style-name="TableCell020101">
            <text:p text:style-name="P23"><text:span text:style-name="T66">Working on CameraScreen and CameraPreview.</text:span><text:span text:style-name="T67"/></text:p>
          </table:table-cell>
          <table:table-cell table:style-name="TableCell020102">
            <text:p text:style-name="P23"><text:span text:style-name="T68">Keep on working on the same classes.</text:span><text:span text:style-name="T69"/></text:p>
          </table:table-cell>
          <table:table-cell table:style-name="TableCell020103">
            <text:p text:style-name="P23"><text:span text:style-name="T70">Difficulties to see where errors appear.</text:span><text:span text:style-name="T71"/></text:p>
          </table:table-cell>
        </table:table-row>
        <table:table-row table:style-name="TableRow0202">
          <table:table-cell table:style-name="TableCell020200">
            <text:p text:style-name="P25"><text:span text:style-name="T72">Martin</text:span><text:span text:style-name="T73"/></text:p>
          </table:table-cell>
          <table:table-cell table:style-name="TableCell020201">
            <text:p text:style-name="P25"><text:span text:style-name="T74">Nothing.</text:span><text:span text:style-name="T75"/></text:p>
          </table:table-cell>
          <table:table-cell table:style-name="TableCell020202">
            <text:p text:style-name="P25"><text:span text:style-name="T76">Buttons in CameraScreen.</text:span><text:span text:style-name="T77"/></text:p>
          </table:table-cell>
          <table:table-cell table:style-name="TableCell020203">
            <text:p text:style-name="P25"><text:span text:style-name="T78">Lacking knowledge.</text:span><text:span text:style-name="T79"/></text:p>
          </table:table-cell>
        </table:table-row>
        <table:table-row table:style-name="TableRow0203">
          <table:table-cell table:style-name="TableCell020300">
            <text:p text:style-name="P27"><text:span text:style-name="T80">Fredrik</text:span><text:span text:style-name="T81"/></text:p>
          </table:table-cell>
          <table:table-cell table:style-name="TableCell020301">
            <text:p text:style-name="P27"><text:span text:style-name="T82">Read abit more about API.</text:span><text:span text:style-name="T83"/></text:p>
          </table:table-cell>
          <table:table-cell table:style-name="TableCell020302">
            <text:p text:style-name="P27"><text:span text:style-name="T84">Keep on reading and</text:span><text:span text:style-name="T85"/></text:p>
          </table:table-cell>
          <table:table-cell table:style-name="TableCell020303">
            <text:p text:style-name="P27"><text:span text:style-name="T86">Nothing</text:span><text:span text:style-name="T87"/></text:p>
          </table:table-cell>
        </table:table-row>
        <table:table-row table:style-name="TableRow0204">
          <table:table-cell table:style-name="TableCell020400">
            <text:p text:style-name="P29"><text:span text:style-name="T88">Jonas</text:span><text:span text:style-name="T89"/></text:p>
          </table:table-cell>
          <table:table-cell table:style-name="TableCell020401">
            <text:p text:style-name="P29"><text:span text:style-name="T90">Working on general requirements.</text:span><text:span text:style-name="T91"/></text:p>
          </table:table-cell>
          <table:table-cell table:style-name="TableCell020402">
            <text:p text:style-name="P29"><text:span text:style-name="T92">Read more on intents.</text:span><text:span text:style-name="T93"/></text:p>
          </table:table-cell>
          <table:table-cell table:style-name="TableCell020403">
            <text:p text:style-name="P29"><text:span text:style-name="T94">Maybe faulty CameraScreen.</text:span><text:span text:style-name="T95"/></text:p>
          </table:table-cell>
        </table:table-row>
        <table:table-row table:style-name="TableRow0205">
          <table:table-cell table:style-name="TableCell020500">
            <text:p text:style-name="P31"><text:span text:style-name="T96">Ossian</text:span><text:span text:style-name="T97"/></text:p>
          </table:table-cell>
          <table:table-cell table:style-name="TableCell020501">
            <text:p text:style-name="P31"><text:span text:style-name="T98">First version of menuscreen.</text:span><text:span text:style-name="T99"/></text:p>
          </table:table-cell>
          <table:table-cell table:style-name="TableCell020502">
            <text:p text:style-name="P31"><text:span text:style-name="T100">Keep on working on menuscreen.</text:span><text:span text:style-name="T101"/></text:p>
          </table:table-cell>
          <table:table-cell table:style-name="TableCell020503">
            <text:p text:style-name="P31"><text:span text:style-name="T102">Problems with emulator.</text:span><text:span text:style-name="T103"/></text:p>
          </table:table-cell>
        </table:table-row>
      </table:table>
      <text:p text:style-name="P33"><text:span text:style-name="T103"/></text:p>
      <text:p text:style-name="P34"><text:span text:style-name="T104">28/9 Friday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row table:style-name="TableRow0300">
          <table:table-cell table:style-name="TableCell030000">
            <text:p text:style-name="P36"><text:span text:style-name="T106">Developer:</text:span><text:span text:style-name="T107"/></text:p>
          </table:table-cell>
          <table:table-cell table:style-name="TableCell030001">
            <text:p text:style-name="P36"><text:span text:style-name="T108">What have i done since last meeting:</text:span><text:span text:style-name="T109"/></text:p>
          </table:table-cell>
          <table:table-cell table:style-name="TableCell030002">
            <text:p text:style-name="P36"><text:span text:style-name="T110">What will i do until next meeting:</text:span><text:span text:style-name="T111"/></text:p>
          </table:table-cell>
          <table:table-cell table:style-name="TableCell030003">
            <text:p text:style-name="P36"><text:span text:style-name="T112">What is in my way:</text:span><text:span text:style-name="T113"/></text:p>
          </table:table-cell>
        </table:table-row>
        <table:table-row table:style-name="TableRow0301">
          <table:table-cell table:style-name="TableCell030100">
            <text:p text:style-name="P39"><text:span text:style-name="T114">Robin</text:span><text:span text:style-name="T115"/></text:p>
          </table:table-cell>
          <table:table-cell table:style-name="TableCell030101">
            <text:p text:style-name="P39"><text:span text:style-name="T116">Fixed cameraScreen so it shows camera sensor view</text:span><text:span text:style-name="T117"/></text:p>
          </table:table-cell>
          <table:table-cell table:style-name="TableCell030102">
            <text:p text:style-name="P39"><text:span text:style-name="T118">Continue workig on camerascreen</text:span><text:span text:style-name="T119"/></text:p>
          </table:table-cell>
          <table:table-cell table:style-name="TableCell030103">
            <text:p text:style-name="P39"><text:span text:style-name="T120">nothing</text:span><text:span text:style-name="T121"/></text:p>
          </table:table-cell>
        </table:table-row>
        <table:table-row table:style-name="TableRow0302">
          <table:table-cell table:style-name="TableCell030200">
            <text:p text:style-name="P41"><text:span text:style-name="T122">Martin</text:span><text:span text:style-name="T123"/></text:p>
          </table:table-cell>
          <table:table-cell table:style-name="TableCell030201">
            <text:p text:style-name="P41"><text:span text:style-name="T124">nothing</text:span><text:span text:style-name="T125"/></text:p>
          </table:table-cell>
          <table:table-cell table:style-name="TableCell030202">
            <text:p text:style-name="P41"><text:span text:style-name="T126">Read guides on android</text:span><text:span text:style-name="T127"/></text:p>
          </table:table-cell>
          <table:table-cell table:style-name="TableCell030203">
            <text:p text:style-name="P41"><text:span text:style-name="T128">nothing</text:span><text:span text:style-name="T129"/></text:p>
          </table:table-cell>
        </table:table-row>
        <table:table-row table:style-name="TableRow0303">
          <table:table-cell table:style-name="TableCell030300">
            <text:p text:style-name="P43"><text:span text:style-name="T130">Fredrik</text:span><text:span text:style-name="T131"/></text:p>
          </table:table-cell>
          <table:table-cell table:style-name="TableCell030301">
            <text:p text:style-name="P43"><text:span text:style-name="T132">Reinstalled eclipse &amp;git and read guides</text:span><text:span text:style-name="T133"/></text:p>
          </table:table-cell>
          <table:table-cell table:style-name="TableCell030302">
            <text:p text:style-name="P43"><text:span text:style-name="T134">Help Robin with camerascreen</text:span><text:span text:style-name="T135"/></text:p>
          </table:table-cell>
          <table:table-cell table:style-name="TableCell030303">
            <text:p text:style-name="P43"><text:span text:style-name="T136">nothing</text:span><text:span text:style-name="T137"/></text:p>
          </table:table-cell>
        </table:table-row>
        <table:table-row table:style-name="TableRow0304">
          <table:table-cell table:style-name="TableCell030400">
            <text:p text:style-name="P45"><text:span text:style-name="T138">Jonas</text:span><text:span text:style-name="T139"/></text:p>
          </table:table-cell>
          <table:table-cell table:style-name="TableCell030401">
            <text:p text:style-name="P45"><text:span text:style-name="T140">Fixed intent to call on camerascreen &amp;requirements</text:span><text:span text:style-name="T141"/></text:p>
          </table:table-cell>
          <table:table-cell table:style-name="TableCell030402">
            <text:p text:style-name="P45"><text:span text:style-name="T142">Decided by sprint planning later.</text:span><text:span text:style-name="T143"/></text:p>
          </table:table-cell>
          <table:table-cell table:style-name="TableCell030403">
            <text:p text:style-name="P45"><text:span text:style-name="T144">nothing</text:span><text:span text:style-name="T145"/></text:p>
          </table:table-cell>
        </table:table-row>
        <table:table-row table:style-name="TableRow0305">
          <table:table-cell table:style-name="TableCell030500">
            <text:p text:style-name="P47"><text:span text:style-name="T146">Ossian</text:span><text:span text:style-name="T147"/></text:p>
          </table:table-cell>
          <table:table-cell table:style-name="TableCell030501">
            <text:p text:style-name="P47"><text:span text:style-name="T148">Added listeners and stuff on menuscreen</text:span><text:span text:style-name="T149"/></text:p>
          </table:table-cell>
          <table:table-cell table:style-name="TableCell030502">
            <text:p text:style-name="P47"><text:span text:style-name="T150">Work on buttons in menuscreen</text:span><text:span text:style-name="T151"/></text:p>
          </table:table-cell>
          <table:table-cell table:style-name="TableCell030503">
            <text:p text:style-name="P47"><text:span text:style-name="T152">Still no working emulator.</text:span><text:span text:style-name="T153"/></text:p>
          </table:table-cell>
        </table:table-row>
      </table:table>
      <text:p text:style-name="P49"><text:span text:style-name="T153"/></text:p>
      <text:p text:style-name="P50"><text:span text:style-name="T154">2/10 Tuesday</text:span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row table:style-name="TableRow0400">
          <table:table-cell table:style-name="TableCell040000">
            <text:p text:style-name="P52"><text:span text:style-name="T156">Developer:</text:span><text:span text:style-name="T157"/></text:p>
          </table:table-cell>
          <table:table-cell table:style-name="TableCell040001">
            <text:p text:style-name="P52"><text:span text:style-name="T158">What have i done since last meeting:</text:span><text:span text:style-name="T159"/></text:p>
          </table:table-cell>
          <table:table-cell table:style-name="TableCell040002">
            <text:p text:style-name="P52"><text:span text:style-name="T160">What will i do until next meeting:</text:span><text:span text:style-name="T161"/></text:p>
          </table:table-cell>
          <table:table-cell table:style-name="TableCell040003">
            <text:p text:style-name="P52"><text:span text:style-name="T162">What is in my way:</text:span><text:span text:style-name="T163"/></text:p>
          </table:table-cell>
        </table:table-row>
        <table:table-row table:style-name="TableRow0401">
          <table:table-cell table:style-name="TableCell040100">
            <text:p text:style-name="P55"><text:span text:style-name="T164">Robin</text:span><text:span text:style-name="T165"/></text:p>
          </table:table-cell>
          <table:table-cell table:style-name="TableCell040101">
            <text:p text:style-name="P55"><text:span text:style-name="T166">Working on camerascreen</text:span><text:span text:style-name="T167"/></text:p>
          </table:table-cell>
          <table:table-cell table:style-name="TableCell040102">
            <text:p text:style-name="P55"><text:span text:style-name="T168">Still working on camera screen</text:span><text:span text:style-name="T169"/></text:p>
          </table:table-cell>
          <table:table-cell table:style-name="TableCell040103">
            <text:p text:style-name="P55"><text:span text:style-name="T170">nothing</text:span><text:span text:style-name="T171"/></text:p>
          </table:table-cell>
        </table:table-row>
        <table:table-row table:style-name="TableRow0402">
          <table:table-cell table:style-name="TableCell040200">
            <text:p text:style-name="P57"><text:span text:style-name="T172">Martin</text:span><text:span text:style-name="T173"/></text:p>
          </table:table-cell>
          <table:table-cell table:style-name="TableCell040201">
            <text:p text:style-name="P57"><text:span text:style-name="T174">Read some guides</text:span><text:span text:style-name="T175"/></text:p>
          </table:table-cell>
          <table:table-cell table:style-name="TableCell040202">
            <text:p text:style-name="P57"><text:span text:style-name="T176">Fix oncall button</text:span><text:span text:style-name="T177"/></text:p>
          </table:table-cell>
          <table:table-cell table:style-name="TableCell040203">
            <text:p text:style-name="P57"><text:span text:style-name="T178">nothing</text:span><text:span text:style-name="T179"/></text:p>
          </table:table-cell>
        </table:table-row>
        <table:table-row table:style-name="TableRow0403">
          <table:table-cell table:style-name="TableCell040300">
            <text:p text:style-name="P59"><text:span text:style-name="T180">Fredrik</text:span><text:span text:style-name="T181"/></text:p>
          </table:table-cell>
          <table:table-cell table:style-name="TableCell040301">
            <text:p text:style-name="P59"><text:span text:style-name="T182">vacation</text:span><text:span text:style-name="T183"/></text:p>
          </table:table-cell>
          <table:table-cell table:style-name="TableCell040302">
            <text:p text:style-name="P59"><text:span text:style-name="T184">vacation</text:span><text:span text:style-name="T185"/></text:p>
          </table:table-cell>
          <table:table-cell table:style-name="TableCell040303">
            <text:p text:style-name="P59"><text:span text:style-name="T186">vacation</text:span><text:span text:style-name="T187"/></text:p>
          </table:table-cell>
        </table:table-row>
        <table:table-row table:style-name="TableRow0404">
          <table:table-cell table:style-name="TableCell040400">
            <text:p text:style-name="P61"><text:span text:style-name="T188">Jonas</text:span><text:span text:style-name="T189"/></text:p>
          </table:table-cell>
          <table:table-cell table:style-name="TableCell040401">
            <text:p text:style-name="P61"><text:span text:style-name="T190">Worked on buttons to previewscreen</text:span><text:span text:style-name="T191"/></text:p>
          </table:table-cell>
          <table:table-cell table:style-name="TableCell040402">
            <text:p text:style-name="P61"><text:span text:style-name="T192">Keep on working on buttons</text:span><text:span text:style-name="T193"/></text:p>
          </table:table-cell>
          <table:table-cell table:style-name="TableCell040403">
            <text:p text:style-name="P61"><text:span text:style-name="T194">nothing</text:span><text:span text:style-name="T195"/></text:p>
          </table:table-cell>
        </table:table-row>
        <table:table-row table:style-name="TableRow0405">
          <table:table-cell table:style-name="TableCell040500">
            <text:p text:style-name="P63"><text:span text:style-name="T196">Ossian</text:span><text:span text:style-name="T197"/></text:p>
          </table:table-cell>
          <table:table-cell table:style-name="TableCell040501">
            <text:p text:style-name="P63"><text:span text:style-name="T198">Fancy buttons and fancy background to menuscreen</text:span><text:span text:style-name="T199"/></text:p>
          </table:table-cell>
          <table:table-cell table:style-name="TableCell040502">
            <text:p text:style-name="P63"><text:span text:style-name="T200">Fancy buttons to takepicture and previewscreen</text:span><text:span text:style-name="T201"/></text:p>
          </table:table-cell>
          <table:table-cell table:style-name="TableCell040503">
            <text:p text:style-name="P63"><text:span text:style-name="T202">nothing</text:span><text:span text:style-name="T203"/></text:p>
          </table:table-cell>
        </table:table-row>
      </table:table>
      <text:p text:style-name="P65"><text:span text:style-name="T203"/></text:p>
      <text:p text:style-name="P66"><text:span text:style-name="T204">3/10 Wednesday</text:span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row table:style-name="TableRow0500">
          <table:table-cell table:style-name="TableCell050000">
            <text:p text:style-name="P68"><text:span text:style-name="T206">Developer:</text:span><text:span text:style-name="T207"/></text:p>
          </table:table-cell>
          <table:table-cell table:style-name="TableCell050001">
            <text:p text:style-name="P68"><text:span text:style-name="T208">What have i done since last meeting:</text:span><text:span text:style-name="T209"/></text:p>
          </table:table-cell>
          <table:table-cell table:style-name="TableCell050002">
            <text:p text:style-name="P68"><text:span text:style-name="T210">What will i do until next meeting:</text:span><text:span text:style-name="T211"/></text:p>
          </table:table-cell>
          <table:table-cell table:style-name="TableCell050003">
            <text:p text:style-name="P68"><text:span text:style-name="T212">What is in my way:</text:span><text:span text:style-name="T213"/></text:p>
          </table:table-cell>
        </table:table-row>
        <table:table-row table:style-name="TableRow0501">
          <table:table-cell table:style-name="TableCell050100">
            <text:p text:style-name="P71"><text:span text:style-name="T214">Robin</text:span><text:span text:style-name="T215"/></text:p>
          </table:table-cell>
          <table:table-cell table:style-name="TableCell050101">
            <text:p text:style-name="P71"><text:span text:style-name="T216">Worked on camerascreen</text:span><text:span text:style-name="T217"/></text:p>
          </table:table-cell>
          <table:table-cell table:style-name="TableCell050102">
            <text:p text:style-name="P71"><text:span text:style-name="T218">Finish camera screen</text:span><text:span text:style-name="T219"/></text:p>
          </table:table-cell>
          <table:table-cell table:style-name="TableCell050103">
            <text:p text:style-name="P71"><text:span text:style-name="T220">nothing</text:span><text:span text:style-name="T221"/></text:p>
          </table:table-cell>
        </table:table-row>
        <table:table-row table:style-name="TableRow0502">
          <table:table-cell table:style-name="TableCell050200">
            <text:p text:style-name="P73"><text:span text:style-name="T222">Martin</text:span><text:span text:style-name="T223"/></text:p>
          </table:table-cell>
          <table:table-cell table:style-name="TableCell050201">
            <text:p text:style-name="P73"><text:span text:style-name="T224">Fix repo, fix oncall button</text:span><text:span text:style-name="T225"/></text:p>
          </table:table-cell>
          <table:table-cell table:style-name="TableCell050202">
            <text:p text:style-name="P73"><text:span text:style-name="T226">Work in preview screen</text:span><text:span text:style-name="T227"/></text:p>
          </table:table-cell>
          <table:table-cell table:style-name="TableCell050203">
            <text:p text:style-name="P73"><text:span text:style-name="T228">nothing</text:span><text:span text:style-name="T229"/></text:p>
          </table:table-cell>
        </table:table-row>
        <table:table-row table:style-name="TableRow0503">
          <table:table-cell table:style-name="TableCell050300">
            <text:p text:style-name="P75"><text:span text:style-name="T230">Fredrik</text:span><text:span text:style-name="T231"/></text:p>
          </table:table-cell>
          <table:table-cell table:style-name="TableCell050301">
            <text:p text:style-name="P75"><text:span text:style-name="T232">vacation</text:span><text:span text:style-name="T233"/></text:p>
          </table:table-cell>
          <table:table-cell table:style-name="TableCell050302">
            <text:p text:style-name="P75"><text:span text:style-name="T234">vacation</text:span><text:span text:style-name="T235"/></text:p>
          </table:table-cell>
          <table:table-cell table:style-name="TableCell050303">
            <text:p text:style-name="P75"><text:span text:style-name="T236">vacation</text:span><text:span text:style-name="T237"/></text:p>
          </table:table-cell>
        </table:table-row>
        <table:table-row table:style-name="TableRow0504">
          <table:table-cell table:style-name="TableCell050400">
            <text:p text:style-name="P77"><text:span text:style-name="T238">Jonas</text:span><text:span text:style-name="T239"/></text:p>
          </table:table-cell>
          <table:table-cell table:style-name="TableCell050401">
            <text:p text:style-name="P77"><text:span text:style-name="T240">Fix buttons in preview screen</text:span><text:span text:style-name="T241"/></text:p>
          </table:table-cell>
          <table:table-cell table:style-name="TableCell050402">
            <text:p text:style-name="P77"><text:span text:style-name="T242">Fix background in previewscreen</text:span><text:span text:style-name="T243"/></text:p>
          </table:table-cell>
          <table:table-cell table:style-name="TableCell050403">
            <text:p text:style-name="P77"><text:span text:style-name="T244">nothing</text:span><text:span text:style-name="T245"/></text:p>
          </table:table-cell>
        </table:table-row>
        <table:table-row table:style-name="TableRow0505">
          <table:table-cell table:style-name="TableCell050500">
            <text:p text:style-name="P79"><text:span text:style-name="T246">Ossian</text:span><text:span text:style-name="T247"/></text:p>
          </table:table-cell>
          <table:table-cell table:style-name="TableCell050501">
            <text:p text:style-name="P79"><text:span text:style-name="T248">Buttons and background</text:span><text:span text:style-name="T249"/></text:p>
          </table:table-cell>
          <table:table-cell table:style-name="TableCell050502">
            <text:p text:style-name="P79"><text:span text:style-name="T250">Fix background in previewscreen</text:span><text:span text:style-name="T251"/></text:p>
          </table:table-cell>
          <table:table-cell table:style-name="TableCell050503">
            <text:p text:style-name="P79"><text:span text:style-name="T252">no working emulator</text:span><text:span text:style-name="T253"/></text:p>
          </table:table-cell>
        </table:table-row>
      </table:table>
      <text:p text:style-name="P81"><text:span text:style-name="T253"/></text:p>
      <text:p text:style-name="P82"><text:span text:style-name="T254">5/10 Friday</text:span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row table:style-name="TableRow0600">
          <table:table-cell table:style-name="TableCell060000">
            <text:p text:style-name="P84"><text:span text:style-name="T256">Developer:</text:span><text:span text:style-name="T257"/></text:p>
          </table:table-cell>
          <table:table-cell table:style-name="TableCell060001">
            <text:p text:style-name="P84"><text:span text:style-name="T258">What have i done since last meeting:</text:span><text:span text:style-name="T259"/></text:p>
          </table:table-cell>
          <table:table-cell table:style-name="TableCell060002">
            <text:p text:style-name="P84"><text:span text:style-name="T260">What will i do until next meeting:</text:span><text:span text:style-name="T261"/></text:p>
          </table:table-cell>
          <table:table-cell table:style-name="TableCell060003">
            <text:p text:style-name="P84"><text:span text:style-name="T262">What is in my way:</text:span><text:span text:style-name="T263"/></text:p>
          </table:table-cell>
        </table:table-row>
        <table:table-row table:style-name="TableRow0601">
          <table:table-cell table:style-name="TableCell060100">
            <text:p text:style-name="P87"><text:span text:style-name="T264">Robin</text:span><text:span text:style-name="T265"/></text:p>
          </table:table-cell>
          <table:table-cell table:style-name="TableCell060101">
            <text:p text:style-name="P87"><text:span text:style-name="T266">Finished with camerascreen</text:span><text:span text:style-name="T267"/></text:p>
          </table:table-cell>
          <table:table-cell table:style-name="TableCell060102">
            <text:p text:style-name="P87"><text:span text:style-name="T268">filmanagement, API</text:span><text:span text:style-name="T269"/></text:p>
          </table:table-cell>
          <table:table-cell table:style-name="TableCell060103">
            <text:p text:style-name="P87"><text:span text:style-name="T270">nothing</text:span><text:span text:style-name="T271"/></text:p>
          </table:table-cell>
        </table:table-row>
        <table:table-row table:style-name="TableRow0602">
          <table:table-cell table:style-name="TableCell060200">
            <text:p text:style-name="P89"><text:span text:style-name="T272">Martin</text:span><text:span text:style-name="T273"/></text:p>
          </table:table-cell>
          <table:table-cell table:style-name="TableCell060201">
            <text:p text:style-name="P89"><text:span text:style-name="T274">trouble with eclipse</text:span><text:span text:style-name="T275"/></text:p>
          </table:table-cell>
          <table:table-cell table:style-name="TableCell060202">
            <text:p text:style-name="P89"><text:span text:style-name="T276">save-function</text:span><text:span text:style-name="T277"/></text:p>
          </table:table-cell>
          <table:table-cell table:style-name="TableCell060203">
            <text:p text:style-name="P89"><text:span text:style-name="T278">nothing</text:span><text:span text:style-name="T279"/></text:p>
          </table:table-cell>
        </table:table-row>
        <table:table-row table:style-name="TableRow0603">
          <table:table-cell table:style-name="TableCell060300">
            <text:p text:style-name="P91"><text:span text:style-name="T280">Fredrik</text:span><text:span text:style-name="T281"/></text:p>
          </table:table-cell>
          <table:table-cell table:style-name="TableCell060301">
            <text:p text:style-name="P91"><text:span text:style-name="T282">vacation</text:span><text:span text:style-name="T283"/></text:p>
          </table:table-cell>
          <table:table-cell table:style-name="TableCell060302">
            <text:p text:style-name="P91"><text:span text:style-name="T284">vacation</text:span><text:span text:style-name="T285"/></text:p>
          </table:table-cell>
          <table:table-cell table:style-name="TableCell060303">
            <text:p text:style-name="P91"><text:span text:style-name="T286">vacation</text:span><text:span text:style-name="T287"/></text:p>
          </table:table-cell>
        </table:table-row>
        <table:table-row table:style-name="TableRow0604">
          <table:table-cell table:style-name="TableCell060400">
            <text:p text:style-name="P93"><text:span text:style-name="T288">Jonas</text:span><text:span text:style-name="T289"/></text:p>
          </table:table-cell>
          <table:table-cell table:style-name="TableCell060401">
            <text:p text:style-name="P93"><text:span text:style-name="T290">worked on previewscreen, buttons and background</text:span><text:span text:style-name="T291"/></text:p>
          </table:table-cell>
          <table:table-cell table:style-name="TableCell060402">
            <text:p text:style-name="P93"><text:span text:style-name="T292">load-function</text:span><text:span text:style-name="T293"/></text:p>
          </table:table-cell>
          <table:table-cell table:style-name="TableCell060403">
            <text:p text:style-name="P93"><text:span text:style-name="T294">nothing</text:span><text:span text:style-name="T295"/></text:p>
          </table:table-cell>
        </table:table-row>
        <table:table-row table:style-name="TableRow0605">
          <table:table-cell table:style-name="TableCell060500">
            <text:p text:style-name="P95"><text:span text:style-name="T296">Ossian</text:span><text:span text:style-name="T297"/></text:p>
          </table:table-cell>
          <table:table-cell table:style-name="TableCell060501">
            <text:p text:style-name="P95"><text:span text:style-name="T298">worked on background in previewscreen</text:span><text:span text:style-name="T299"/></text:p>
          </table:table-cell>
          <table:table-cell table:style-name="TableCell060502">
            <text:p text:style-name="P95"><text:span text:style-name="T300">finish background in previewscreen</text:span><text:span text:style-name="T301"/></text:p>
          </table:table-cell>
          <table:table-cell table:style-name="TableCell060503">
            <text:p text:style-name="P95"><text:span text:style-name="T302">nothing</text:span><text:span text:style-name="T303"/></text:p>
          </table:table-cell>
        </table:table-row>
      </table:table>
      <text:p text:style-name="P97"><text:span text:style-name="T303"/></text:p>
      <text:p text:style-name="P97"><text:span text:style-name="T303"/></text:p>
      <text:p text:style-name="P98"><text:span text:style-name="T304">9/10 tuesday</text:span></text:p>
      <table:table table:style-name="Table07">
        <table:table-column table:style-name="TableColumn0700"/>
        <table:table-column table:style-name="TableColumn0701"/>
        <table:table-column table:style-name="TableColumn0702"/>
        <table:table-column table:style-name="TableColumn0703"/>
        <table:table-row table:style-name="TableRow0700">
          <table:table-cell table:style-name="TableCell070000">
            <text:p text:style-name="P100"><text:span text:style-name="T306">Developer:</text:span><text:span text:style-name="T307"/></text:p>
          </table:table-cell>
          <table:table-cell table:style-name="TableCell070001">
            <text:p text:style-name="P100"><text:span text:style-name="T308">What have i done since last meeting:</text:span><text:span text:style-name="T309"/></text:p>
          </table:table-cell>
          <table:table-cell table:style-name="TableCell070002">
            <text:p text:style-name="P100"><text:span text:style-name="T310">What will i do until next meeting:</text:span><text:span text:style-name="T311"/></text:p>
          </table:table-cell>
          <table:table-cell table:style-name="TableCell070003">
            <text:p text:style-name="P100"><text:span text:style-name="T312">What is in my way:</text:span><text:span text:style-name="T313"/></text:p>
          </table:table-cell>
        </table:table-row>
        <table:table-row table:style-name="TableRow0701">
          <table:table-cell table:style-name="TableCell070100">
            <text:p text:style-name="P103"><text:span text:style-name="T314">Robin</text:span><text:span text:style-name="T315"/></text:p>
          </table:table-cell>
          <table:table-cell table:style-name="TableCell070101">
            <text:p text:style-name="P103"><text:span text:style-name="T316">Worked with FileControl-class and the developer manual.</text:span><text:span text:style-name="T317"/></text:p>
          </table:table-cell>
          <table:table-cell table:style-name="TableCell070102">
            <text:p text:style-name="P103"><text:span text:style-name="T318">Continue working with FileControl.</text:span><text:span text:style-name="T319"/></text:p>
          </table:table-cell>
          <table:table-cell table:style-name="TableCell070103">
            <text:p text:style-name="P103"><text:span text:style-name="T320">Class files not ignored by Git.</text:span><text:span text:style-name="T321"/></text:p>
          </table:table-cell>
        </table:table-row>
        <table:table-row table:style-name="TableRow0702">
          <table:table-cell table:style-name="TableCell070200">
            <text:p text:style-name="P105"><text:span text:style-name="T322">Martin</text:span><text:span text:style-name="T323"/></text:p>
          </table:table-cell>
          <table:table-cell table:style-name="TableCell070201">
            <text:p text:style-name="P105"><text:span text:style-name="T324">Worked on SavePicButton.</text:span><text:span text:style-name="T325"/></text:p>
          </table:table-cell>
          <table:table-cell table:style-name="TableCell070202">
            <text:p text:style-name="P105"><text:span text:style-name="T326">Finish SavePicButton.</text:span><text:span text:style-name="T327"/></text:p>
          </table:table-cell>
          <table:table-cell table:style-name="TableCell070203">
            <text:p text:style-name="P105"><text:span text:style-name="T328">Continous editing by Robin and Ossian.</text:span><text:span text:style-name="T329"/></text:p>
          </table:table-cell>
        </table:table-row>
        <table:table-row table:style-name="TableRow0703">
          <table:table-cell table:style-name="TableCell070300">
            <text:p text:style-name="P107"><text:span text:style-name="T330">Fredrik</text:span><text:span text:style-name="T331"/></text:p>
          </table:table-cell>
          <table:table-cell table:style-name="TableCell070301">
            <text:p text:style-name="P107"><text:span text:style-name="T332">Vacation</text:span><text:span text:style-name="T333"/></text:p>
          </table:table-cell>
          <table:table-cell table:style-name="TableCell070302">
            <text:p text:style-name="P107"><text:span text:style-name="T334">Continue developing the FilterClasses.</text:span><text:span text:style-name="T335"/></text:p>
          </table:table-cell>
          <table:table-cell table:style-name="TableCell070303">
            <text:p text:style-name="P107"><text:span text:style-name="T336">Lack of knowledge regarding the Bitmap-class.</text:span><text:span text:style-name="T337"/></text:p>
          </table:table-cell>
        </table:table-row>
        <table:table-row table:style-name="TableRow0704">
          <table:table-cell table:style-name="TableCell070400">
            <text:p text:style-name="P109"><text:span text:style-name="T338">Jonas</text:span><text:span text:style-name="T339"/></text:p>
          </table:table-cell>
          <table:table-cell table:style-name="TableCell070401">
            <text:p text:style-name="P109"><text:span text:style-name="T340">Added functionality to the Gallery.</text:span><text:span text:style-name="T341"/></text:p>
          </table:table-cell>
          <table:table-cell table:style-name="TableCell070402">
            <text:p text:style-name="P109"><text:span text:style-name="T342">Finish the LoadButton.</text:span><text:span text:style-name="T343"/></text:p>
          </table:table-cell>
          <table:table-cell table:style-name="TableCell070403">
            <text:p text:style-name="P109"><text:span text:style-name="T344">Nothing.</text:span><text:span text:style-name="T345"/></text:p>
          </table:table-cell>
        </table:table-row>
        <table:table-row table:style-name="TableRow0705">
          <table:table-cell table:style-name="TableCell070500">
            <text:p text:style-name="P111"><text:span text:style-name="T346">Ossian</text:span><text:span text:style-name="T347"/></text:p>
          </table:table-cell>
          <table:table-cell table:style-name="TableCell070501">
            <text:p text:style-name="P111"><text:span text:style-name="T348">Encountered problems with the PreviewScreen.</text:span><text:span text:style-name="T349"/></text:p>
          </table:table-cell>
          <table:table-cell table:style-name="TableCell070502">
            <text:p text:style-name="P111"><text:span text:style-name="T350">FInish the PreviewScreen.</text:span><text:span text:style-name="T351"/></text:p>
          </table:table-cell>
          <table:table-cell table:style-name="TableCell070503">
            <text:p text:style-name="P111"><text:span text:style-name="T352">Robins FileHandler.</text:span><text:span text:style-name="T353"/></text:p>
          </table:table-cell>
        </table:table-row>
      </table:table>
      <text:p text:style-name="P113"><text:span text:style-name="T353"/></text:p>
      <text:p text:style-name="P113"><text:span text:style-name="T353">10/10 Wednesday</text:span></text:p>
      <table:table table:style-name="Table08">
        <table:table-column table:style-name="TableColumn0800"/>
        <table:table-column table:style-name="TableColumn0801"/>
        <table:table-column table:style-name="TableColumn0802"/>
        <table:table-column table:style-name="TableColumn0803"/>
        <table:table-row table:style-name="TableRow0800">
          <table:table-cell table:style-name="TableCell080000">
            <text:p text:style-name="P115"><text:span text:style-name="T355">Developer:</text:span><text:span text:style-name="T356"/></text:p>
          </table:table-cell>
          <table:table-cell table:style-name="TableCell080001">
            <text:p text:style-name="P115"><text:span text:style-name="T357">What have i done since last meeting:</text:span><text:span text:style-name="T358"/></text:p>
          </table:table-cell>
          <table:table-cell table:style-name="TableCell080002">
            <text:p text:style-name="P115"><text:span text:style-name="T359">What will i do until next meeting:</text:span><text:span text:style-name="T360"/></text:p>
          </table:table-cell>
          <table:table-cell table:style-name="TableCell080003">
            <text:p text:style-name="P115"><text:span text:style-name="T361">What is in my way:</text:span><text:span text:style-name="T362"/></text:p>
          </table:table-cell>
        </table:table-row>
        <table:table-row table:style-name="TableRow0801">
          <table:table-cell table:style-name="TableCell080100">
            <text:p text:style-name="P118"><text:span text:style-name="T363">Robin</text:span><text:span text:style-name="T364"/></text:p>
          </table:table-cell>
          <table:table-cell table:style-name="TableCell080101">
            <text:p text:style-name="P118"><text:span text:style-name="T364">Worked on FileController.</text:span></text:p>
          </table:table-cell>
          <table:table-cell table:style-name="TableCell080102">
            <text:p text:style-name="P118"><text:span text:style-name="T364">More tests for FileController.</text:span></text:p>
          </table:table-cell>
          <table:table-cell table:style-name="TableCell080103">
            <text:p text:style-name="P118"><text:span text:style-name="T364">Nothing.</text:span></text:p>
          </table:table-cell>
        </table:table-row>
        <table:table-row table:style-name="TableRow0802">
          <table:table-cell table:style-name="TableCell080200">
            <text:p text:style-name="P121"><text:span text:style-name="T365">Martin</text:span><text:span text:style-name="T366"/></text:p>
          </table:table-cell>
          <table:table-cell table:style-name="TableCell080201">
            <text:p text:style-name="P121"><text:span text:style-name="T366">Finished SaveFunction.</text:span></text:p>
          </table:table-cell>
          <table:table-cell table:style-name="TableCell080202">
            <text:p text:style-name="P121"><text:span text:style-name="T366">Add more tests to the project.</text:span></text:p>
          </table:table-cell>
          <table:table-cell table:style-name="TableCell080203">
            <text:p text:style-name="P121"><text:span text:style-name="T366">Knowledge regarding tests.</text:span></text:p>
          </table:table-cell>
        </table:table-row>
        <table:table-row table:style-name="TableRow0803">
          <table:table-cell table:style-name="TableCell080300">
            <text:p text:style-name="P124"><text:span text:style-name="T367">Fredrik</text:span><text:span text:style-name="T368"/></text:p>
          </table:table-cell>
          <table:table-cell table:style-name="TableCell080301">
            <text:p text:style-name="P124"><text:span text:style-name="T368">Restructured some of the project and started on testcode.</text:span></text:p>
          </table:table-cell>
          <table:table-cell table:style-name="TableCell080302">
            <text:p text:style-name="P124"><text:span text:style-name="T368">Continue with the test and filter.</text:span></text:p>
          </table:table-cell>
          <table:table-cell table:style-name="TableCell080303">
            <text:p text:style-name="P124"><text:span text:style-name="T368">Knowledge regarding tests.</text:span></text:p>
          </table:table-cell>
        </table:table-row>
        <table:table-row table:style-name="TableRow0804">
          <table:table-cell table:style-name="TableCell080400">
            <text:p text:style-name="P127"><text:span text:style-name="T369">Jonas</text:span><text:span text:style-name="T370"/></text:p>
          </table:table-cell>
          <table:table-cell table:style-name="TableCell080401">
            <text:p text:style-name="P127"><text:span text:style-name="T370">Worked on LoadFunction and researched RGB-colors.</text:span></text:p>
          </table:table-cell>
          <table:table-cell table:style-name="TableCell080402">
            <text:p text:style-name="P127"><text:span text:style-name="T370">Work on the Asciifilter.</text:span></text:p>
          </table:table-cell>
          <table:table-cell table:style-name="TableCell080403">
            <text:p text:style-name="P127"><text:span text:style-name="T370">Nothing.</text:span></text:p>
          </table:table-cell>
        </table:table-row>
        <table:table-row table:style-name="TableRow0805">
          <table:table-cell table:style-name="TableCell080500">
            <text:p text:style-name="P130"><text:span text:style-name="T371">Ossian</text:span><text:span text:style-name="T372"/></text:p>
          </table:table-cell>
          <table:table-cell table:style-name="TableCell080501">
            <text:p text:style-name="P130"><text:span text:style-name="T372">Finished MenuScreens load and save and also PreviewScreen.</text:span></text:p>
          </table:table-cell>
          <table:table-cell table:style-name="TableCell080502">
            <text:p text:style-name="P130"><text:span text:style-name="T372">Many tests.</text:span></text:p>
          </table:table-cell>
          <table:table-cell table:style-name="TableCell080503">
            <text:p text:style-name="P130"><text:span text:style-name="T372">Knowledge regarding tests.</text:span></text:p>
          </table:table-cell>
        </table:table-row>
      </table:table>
      <text:p text:style-name="P132"><text:span text:style-name="T372"/></text:p>
      <table:table table:style-name="Table09">
        <table:table-column table:style-name="TableColumn0900"/>
        <table:table-column table:style-name="TableColumn0901"/>
        <table:table-column table:style-name="TableColumn0902"/>
        <table:table-column table:style-name="TableColumn0903"/>
        <table:table-row table:style-name="TableRow0900">
          <table:table-cell table:style-name="TableCell090000">
            <text:p text:style-name="P134"><text:span text:style-name="T374">Developer:</text:span><text:span text:style-name="T375"/></text:p>
          </table:table-cell>
          <table:table-cell table:style-name="TableCell090001">
            <text:p text:style-name="P134"><text:span text:style-name="T376">What have i done since last meeting:</text:span><text:span text:style-name="T377"/></text:p>
          </table:table-cell>
          <table:table-cell table:style-name="TableCell090002">
            <text:p text:style-name="P134"><text:span text:style-name="T378">What will i do until next meeting:</text:span><text:span text:style-name="T379"/></text:p>
          </table:table-cell>
          <table:table-cell table:style-name="TableCell090003">
            <text:p text:style-name="P134"><text:span text:style-name="T380">What is in my way:</text:span><text:span text:style-name="T381"/></text:p>
          </table:table-cell>
        </table:table-row>
        <table:table-row table:style-name="TableRow0901">
          <table:table-cell table:style-name="TableCell090100">
            <text:p text:style-name="P137"><text:span text:style-name="T382">Robin</text:span><text:span text:style-name="T383"/></text:p>
          </table:table-cell>
          <table:table-cell table:style-name="TableCell090101">
            <text:p text:style-name="P137"><text:span text:style-name="T383"/></text:p>
          </table:table-cell>
          <table:table-cell table:style-name="TableCell090102">
            <text:p text:style-name="P137"><text:span text:style-name="T383"/></text:p>
          </table:table-cell>
          <table:table-cell table:style-name="TableCell090103">
            <text:p text:style-name="P137"><text:span text:style-name="T383"/></text:p>
          </table:table-cell>
        </table:table-row>
        <table:table-row table:style-name="TableRow0902">
          <table:table-cell table:style-name="TableCell090200">
            <text:p text:style-name="P140"><text:span text:style-name="T384">Martin</text:span><text:span text:style-name="T385"/></text:p>
          </table:table-cell>
          <table:table-cell table:style-name="TableCell090201">
            <text:p text:style-name="P140"><text:span text:style-name="T385"/></text:p>
          </table:table-cell>
          <table:table-cell table:style-name="TableCell090202">
            <text:p text:style-name="P140"><text:span text:style-name="T385"/></text:p>
          </table:table-cell>
          <table:table-cell table:style-name="TableCell090203">
            <text:p text:style-name="P140"><text:span text:style-name="T385"/></text:p>
          </table:table-cell>
        </table:table-row>
        <table:table-row table:style-name="TableRow0903">
          <table:table-cell table:style-name="TableCell090300">
            <text:p text:style-name="P143"><text:span text:style-name="T386">Fredrik</text:span><text:span text:style-name="T387"/></text:p>
          </table:table-cell>
          <table:table-cell table:style-name="TableCell090301">
            <text:p text:style-name="P143"><text:span text:style-name="T387"/></text:p>
          </table:table-cell>
          <table:table-cell table:style-name="TableCell090302">
            <text:p text:style-name="P143"><text:span text:style-name="T387"/></text:p>
          </table:table-cell>
          <table:table-cell table:style-name="TableCell090303">
            <text:p text:style-name="P143"><text:span text:style-name="T387"/></text:p>
          </table:table-cell>
        </table:table-row>
        <table:table-row table:style-name="TableRow0904">
          <table:table-cell table:style-name="TableCell090400">
            <text:p text:style-name="P146"><text:span text:style-name="T388">Jonas</text:span><text:span text:style-name="T389"/></text:p>
          </table:table-cell>
          <table:table-cell table:style-name="TableCell090401">
            <text:p text:style-name="P146"><text:span text:style-name="T389"/></text:p>
          </table:table-cell>
          <table:table-cell table:style-name="TableCell090402">
            <text:p text:style-name="P146"><text:span text:style-name="T389"/></text:p>
          </table:table-cell>
          <table:table-cell table:style-name="TableCell090403">
            <text:p text:style-name="P146"><text:span text:style-name="T389"/></text:p>
          </table:table-cell>
        </table:table-row>
        <table:table-row table:style-name="TableRow0905">
          <table:table-cell table:style-name="TableCell090500">
            <text:p text:style-name="P149"><text:span text:style-name="T390">Ossian</text:span><text:span text:style-name="T391"/></text:p>
          </table:table-cell>
          <table:table-cell table:style-name="TableCell090501">
            <text:p text:style-name="P149"><text:span text:style-name="T391"/></text:p>
          </table:table-cell>
          <table:table-cell table:style-name="TableCell090502">
            <text:p text:style-name="P149"><text:span text:style-name="T391"/></text:p>
          </table:table-cell>
          <table:table-cell table:style-name="TableCell090503">
            <text:p text:style-name="P149"><text:span text:style-name="T391"/></text:p>
          </table:table-cell>
        </table:table-row>
      </table:table>
      <text:p text:style-name="P151"><text:span text:style-name="T391"/></text:p>
      <table:table table:style-name="Table10">
        <table:table-column table:style-name="TableColumn1000"/>
        <table:table-column table:style-name="TableColumn1001"/>
        <table:table-column table:style-name="TableColumn1002"/>
        <table:table-column table:style-name="TableColumn1003"/>
        <table:table-row table:style-name="TableRow1000">
          <table:table-cell table:style-name="TableCell100000">
            <text:p text:style-name="P153"><text:span text:style-name="T393">Developer:</text:span><text:span text:style-name="T394"/></text:p>
          </table:table-cell>
          <table:table-cell table:style-name="TableCell100001">
            <text:p text:style-name="P153"><text:span text:style-name="T395">What have i done since last meeting:</text:span><text:span text:style-name="T396"/></text:p>
          </table:table-cell>
          <table:table-cell table:style-name="TableCell100002">
            <text:p text:style-name="P153"><text:span text:style-name="T397">What will i do until next meeting:</text:span><text:span text:style-name="T398"/></text:p>
          </table:table-cell>
          <table:table-cell table:style-name="TableCell100003">
            <text:p text:style-name="P153"><text:span text:style-name="T399">What is in my way:</text:span><text:span text:style-name="T400"/></text:p>
          </table:table-cell>
        </table:table-row>
        <table:table-row table:style-name="TableRow1001">
          <table:table-cell table:style-name="TableCell100100">
            <text:p text:style-name="P156"><text:span text:style-name="T401">Robin</text:span><text:span text:style-name="T402"/></text:p>
          </table:table-cell>
          <table:table-cell table:style-name="TableCell100101">
            <text:p text:style-name="P156"><text:span text:style-name="T402"/></text:p>
          </table:table-cell>
          <table:table-cell table:style-name="TableCell100102">
            <text:p text:style-name="P156"><text:span text:style-name="T402"/></text:p>
          </table:table-cell>
          <table:table-cell table:style-name="TableCell100103">
            <text:p text:style-name="P156"><text:span text:style-name="T402"/></text:p>
          </table:table-cell>
        </table:table-row>
        <table:table-row table:style-name="TableRow1002">
          <table:table-cell table:style-name="TableCell100200">
            <text:p text:style-name="P159"><text:span text:style-name="T403">Martin</text:span><text:span text:style-name="T404"/></text:p>
          </table:table-cell>
          <table:table-cell table:style-name="TableCell100201">
            <text:p text:style-name="P159"><text:span text:style-name="T404"/></text:p>
          </table:table-cell>
          <table:table-cell table:style-name="TableCell100202">
            <text:p text:style-name="P159"><text:span text:style-name="T404"/></text:p>
          </table:table-cell>
          <table:table-cell table:style-name="TableCell100203">
            <text:p text:style-name="P159"><text:span text:style-name="T404"/></text:p>
          </table:table-cell>
        </table:table-row>
        <table:table-row table:style-name="TableRow1003">
          <table:table-cell table:style-name="TableCell100300">
            <text:p text:style-name="P162"><text:span text:style-name="T405">Fredrik</text:span><text:span text:style-name="T406"/></text:p>
          </table:table-cell>
          <table:table-cell table:style-name="TableCell100301">
            <text:p text:style-name="P162"><text:span text:style-name="T406"/></text:p>
          </table:table-cell>
          <table:table-cell table:style-name="TableCell100302">
            <text:p text:style-name="P162"><text:span text:style-name="T406"/></text:p>
          </table:table-cell>
          <table:table-cell table:style-name="TableCell100303">
            <text:p text:style-name="P162"><text:span text:style-name="T406"/></text:p>
          </table:table-cell>
        </table:table-row>
        <table:table-row table:style-name="TableRow1004">
          <table:table-cell table:style-name="TableCell100400">
            <text:p text:style-name="P165"><text:span text:style-name="T407">Jonas</text:span><text:span text:style-name="T408"/></text:p>
          </table:table-cell>
          <table:table-cell table:style-name="TableCell100401">
            <text:p text:style-name="P165"><text:span text:style-name="T408"/></text:p>
          </table:table-cell>
          <table:table-cell table:style-name="TableCell100402">
            <text:p text:style-name="P165"><text:span text:style-name="T408"/></text:p>
          </table:table-cell>
          <table:table-cell table:style-name="TableCell100403">
            <text:p text:style-name="P165"><text:span text:style-name="T408"/></text:p>
          </table:table-cell>
        </table:table-row>
        <table:table-row table:style-name="TableRow1005">
          <table:table-cell table:style-name="TableCell100500">
            <text:p text:style-name="P168"><text:span text:style-name="T409">Ossian</text:span><text:span text:style-name="T410"/></text:p>
          </table:table-cell>
          <table:table-cell table:style-name="TableCell100501">
            <text:p text:style-name="P168"><text:span text:style-name="T410"/></text:p>
          </table:table-cell>
          <table:table-cell table:style-name="TableCell100502">
            <text:p text:style-name="P168"><text:span text:style-name="T410"/></text:p>
          </table:table-cell>
          <table:table-cell table:style-name="TableCell100503">
            <text:p text:style-name="P168"><text:span text:style-name="T410"/></text:p>
          </table:table-cell>
        </table:table-row>
      </table:table>
      <text:p text:style-name="P170"><text:span text:style-name="T410"/></text:p>
      <table:table table:style-name="Table11">
        <table:table-column table:style-name="TableColumn1100"/>
        <table:table-column table:style-name="TableColumn1101"/>
        <table:table-column table:style-name="TableColumn1102"/>
        <table:table-column table:style-name="TableColumn1103"/>
        <table:table-row table:style-name="TableRow1100">
          <table:table-cell table:style-name="TableCell110000">
            <text:p text:style-name="P172"><text:span text:style-name="T412">Developer:</text:span><text:span text:style-name="T413"/></text:p>
          </table:table-cell>
          <table:table-cell table:style-name="TableCell110001">
            <text:p text:style-name="P172"><text:span text:style-name="T414">What have i done since last meeting:</text:span><text:span text:style-name="T415"/></text:p>
          </table:table-cell>
          <table:table-cell table:style-name="TableCell110002">
            <text:p text:style-name="P172"><text:span text:style-name="T416">What will i do until next meeting:</text:span><text:span text:style-name="T417"/></text:p>
          </table:table-cell>
          <table:table-cell table:style-name="TableCell110003">
            <text:p text:style-name="P172"><text:span text:style-name="T418">What is in my way:</text:span><text:span text:style-name="T419"/></text:p>
          </table:table-cell>
        </table:table-row>
        <table:table-row table:style-name="TableRow1101">
          <table:table-cell table:style-name="TableCell110100">
            <text:p text:style-name="P175"><text:span text:style-name="T420">Robin</text:span><text:span text:style-name="T421"/></text:p>
          </table:table-cell>
          <table:table-cell table:style-name="TableCell110101">
            <text:p text:style-name="P175"><text:span text:style-name="T421"/></text:p>
          </table:table-cell>
          <table:table-cell table:style-name="TableCell110102">
            <text:p text:style-name="P175"><text:span text:style-name="T421"/></text:p>
          </table:table-cell>
          <table:table-cell table:style-name="TableCell110103">
            <text:p text:style-name="P175"><text:span text:style-name="T421"/></text:p>
          </table:table-cell>
        </table:table-row>
        <table:table-row table:style-name="TableRow1102">
          <table:table-cell table:style-name="TableCell110200">
            <text:p text:style-name="P178"><text:span text:style-name="T422">Martin</text:span><text:span text:style-name="T423"/></text:p>
          </table:table-cell>
          <table:table-cell table:style-name="TableCell110201">
            <text:p text:style-name="P178"><text:span text:style-name="T423"/></text:p>
          </table:table-cell>
          <table:table-cell table:style-name="TableCell110202">
            <text:p text:style-name="P178"><text:span text:style-name="T423"/></text:p>
          </table:table-cell>
          <table:table-cell table:style-name="TableCell110203">
            <text:p text:style-name="P178"><text:span text:style-name="T423"/></text:p>
          </table:table-cell>
        </table:table-row>
        <table:table-row table:style-name="TableRow1103">
          <table:table-cell table:style-name="TableCell110300">
            <text:p text:style-name="P181"><text:span text:style-name="T424">Fredrik</text:span><text:span text:style-name="T425"/></text:p>
          </table:table-cell>
          <table:table-cell table:style-name="TableCell110301">
            <text:p text:style-name="P181"><text:span text:style-name="T425"/></text:p>
          </table:table-cell>
          <table:table-cell table:style-name="TableCell110302">
            <text:p text:style-name="P181"><text:span text:style-name="T425"/></text:p>
          </table:table-cell>
          <table:table-cell table:style-name="TableCell110303">
            <text:p text:style-name="P181"><text:span text:style-name="T425"/></text:p>
          </table:table-cell>
        </table:table-row>
        <table:table-row table:style-name="TableRow1104">
          <table:table-cell table:style-name="TableCell110400">
            <text:p text:style-name="P184"><text:span text:style-name="T426">Jonas</text:span><text:span text:style-name="T427"/></text:p>
          </table:table-cell>
          <table:table-cell table:style-name="TableCell110401">
            <text:p text:style-name="P184"><text:span text:style-name="T427"/></text:p>
          </table:table-cell>
          <table:table-cell table:style-name="TableCell110402">
            <text:p text:style-name="P184"><text:span text:style-name="T427"/></text:p>
          </table:table-cell>
          <table:table-cell table:style-name="TableCell110403">
            <text:p text:style-name="P184"><text:span text:style-name="T427"/></text:p>
          </table:table-cell>
        </table:table-row>
        <table:table-row table:style-name="TableRow1105">
          <table:table-cell table:style-name="TableCell110500">
            <text:p text:style-name="P187"><text:span text:style-name="T428">Ossian</text:span><text:span text:style-name="T429"/></text:p>
          </table:table-cell>
          <table:table-cell table:style-name="TableCell110501">
            <text:p text:style-name="P187"><text:span text:style-name="T429"/></text:p>
          </table:table-cell>
          <table:table-cell table:style-name="TableCell110502">
            <text:p text:style-name="P187"><text:span text:style-name="T429"/></text:p>
          </table:table-cell>
          <table:table-cell table:style-name="TableCell110503">
            <text:p text:style-name="P187"><text:span text:style-name="T429"/></text:p>
          </table:table-cell>
        </table:table-row>
      </table:table>
      <text:p text:style-name="P189"><text:span text:style-name="T429"/></text:p>
      <table:table table:style-name="Table12">
        <table:table-column table:style-name="TableColumn1200"/>
        <table:table-column table:style-name="TableColumn1201"/>
        <table:table-column table:style-name="TableColumn1202"/>
        <table:table-column table:style-name="TableColumn1203"/>
        <table:table-row table:style-name="TableRow1200">
          <table:table-cell table:style-name="TableCell120000">
            <text:p text:style-name="P191"><text:span text:style-name="T431">Developer:</text:span><text:span text:style-name="T432"/></text:p>
          </table:table-cell>
          <table:table-cell table:style-name="TableCell120001">
            <text:p text:style-name="P191"><text:span text:style-name="T433">What have i done since last meeting:</text:span><text:span text:style-name="T434"/></text:p>
          </table:table-cell>
          <table:table-cell table:style-name="TableCell120002">
            <text:p text:style-name="P191"><text:span text:style-name="T435">What will i do until next meeting:</text:span><text:span text:style-name="T436"/></text:p>
          </table:table-cell>
          <table:table-cell table:style-name="TableCell120003">
            <text:p text:style-name="P191"><text:span text:style-name="T437">What is in my way:</text:span><text:span text:style-name="T438"/></text:p>
          </table:table-cell>
        </table:table-row>
        <table:table-row table:style-name="TableRow1201">
          <table:table-cell table:style-name="TableCell120100">
            <text:p text:style-name="P194"><text:span text:style-name="T439">Robin</text:span><text:span text:style-name="T440"/></text:p>
          </table:table-cell>
          <table:table-cell table:style-name="TableCell120101">
            <text:p text:style-name="P194"><text:span text:style-name="T440"/></text:p>
          </table:table-cell>
          <table:table-cell table:style-name="TableCell120102">
            <text:p text:style-name="P194"><text:span text:style-name="T440"/></text:p>
          </table:table-cell>
          <table:table-cell table:style-name="TableCell120103">
            <text:p text:style-name="P194"><text:span text:style-name="T440"/></text:p>
          </table:table-cell>
        </table:table-row>
        <table:table-row table:style-name="TableRow1202">
          <table:table-cell table:style-name="TableCell120200">
            <text:p text:style-name="P197"><text:span text:style-name="T441">Martin</text:span><text:span text:style-name="T442"/></text:p>
          </table:table-cell>
          <table:table-cell table:style-name="TableCell120201">
            <text:p text:style-name="P197"><text:span text:style-name="T442"/></text:p>
          </table:table-cell>
          <table:table-cell table:style-name="TableCell120202">
            <text:p text:style-name="P197"><text:span text:style-name="T442"/></text:p>
          </table:table-cell>
          <table:table-cell table:style-name="TableCell120203">
            <text:p text:style-name="P197"><text:span text:style-name="T442"/></text:p>
          </table:table-cell>
        </table:table-row>
        <table:table-row table:style-name="TableRow1203">
          <table:table-cell table:style-name="TableCell120300">
            <text:p text:style-name="P200"><text:span text:style-name="T443">Fredrik</text:span><text:span text:style-name="T444"/></text:p>
          </table:table-cell>
          <table:table-cell table:style-name="TableCell120301">
            <text:p text:style-name="P200"><text:span text:style-name="T444"/></text:p>
          </table:table-cell>
          <table:table-cell table:style-name="TableCell120302">
            <text:p text:style-name="P200"><text:span text:style-name="T444"/></text:p>
          </table:table-cell>
          <table:table-cell table:style-name="TableCell120303">
            <text:p text:style-name="P200"><text:span text:style-name="T444"/></text:p>
          </table:table-cell>
        </table:table-row>
        <table:table-row table:style-name="TableRow1204">
          <table:table-cell table:style-name="TableCell120400">
            <text:p text:style-name="P203"><text:span text:style-name="T445">Jonas</text:span><text:span text:style-name="T446"/></text:p>
          </table:table-cell>
          <table:table-cell table:style-name="TableCell120401">
            <text:p text:style-name="P203"><text:span text:style-name="T446"/></text:p>
          </table:table-cell>
          <table:table-cell table:style-name="TableCell120402">
            <text:p text:style-name="P203"><text:span text:style-name="T446"/></text:p>
          </table:table-cell>
          <table:table-cell table:style-name="TableCell120403">
            <text:p text:style-name="P203"><text:span text:style-name="T446"/></text:p>
          </table:table-cell>
        </table:table-row>
        <table:table-row table:style-name="TableRow1205">
          <table:table-cell table:style-name="TableCell120500">
            <text:p text:style-name="P206"><text:span text:style-name="T447">Ossian</text:span><text:span text:style-name="T448"/></text:p>
          </table:table-cell>
          <table:table-cell table:style-name="TableCell120501">
            <text:p text:style-name="P206"><text:span text:style-name="T448"/></text:p>
          </table:table-cell>
          <table:table-cell table:style-name="TableCell120502">
            <text:p text:style-name="P206"><text:span text:style-name="T448"/></text:p>
          </table:table-cell>
          <table:table-cell table:style-name="TableCell120503">
            <text:p text:style-name="P206"><text:span text:style-name="T448"/></text:p>
          </table:table-cell>
        </table:table-row>
      </table:table>
      <text:p text:style-name="P208"><text:span text:style-name="T448"/></text:p>
      <text:p text:style-name="P209"><text:span text:style-name="T448"/></text:p>
      <text:p text:style-name="P209"><text:span text:style-name="T44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